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ontemporary" svg:font-family="Contempora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temporary" fo:font-style="normal" officeooo:rsid="001fee8a" officeooo:paragraph-rsid="001fee8a" style:font-style-asian="normal" style:font-style-complex="normal"/>
    </style:style>
    <style:style style:name="P2" style:family="paragraph" style:parent-style-name="Standard">
      <style:text-properties style:font-name="Contemporary" fo:font-style="normal" officeooo:rsid="002df4bb" officeooo:paragraph-rsid="002df4bb" style:font-style-asian="normal" style:font-style-complex="normal"/>
    </style:style>
    <style:style style:name="P3" style:family="paragraph" style:parent-style-name="Standard">
      <style:text-properties style:font-name="Contemporary" fo:font-style="normal" officeooo:rsid="00159327" officeooo:paragraph-rsid="00159327" style:font-style-asian="normal" style:font-style-complex="normal"/>
    </style:style>
    <style:style style:name="P4" style:family="paragraph" style:parent-style-name="Standard">
      <style:text-properties style:font-name="Contemporary" fo:font-style="normal" officeooo:rsid="0014af17" officeooo:paragraph-rsid="0014af17" style:font-style-asian="normal" style:font-style-complex="normal"/>
    </style:style>
    <style:style style:name="P5" style:family="paragraph" style:parent-style-name="Standard">
      <style:text-properties style:font-name="Contemporary" fo:font-style="normal" officeooo:rsid="00116c13" officeooo:paragraph-rsid="00116c13" style:font-style-asian="normal" style:font-style-complex="normal"/>
    </style:style>
    <style:style style:name="P6" style:family="paragraph" style:parent-style-name="Standard">
      <style:text-properties style:font-name="Contemporary" fo:font-style="normal" officeooo:rsid="001776e0" officeooo:paragraph-rsid="001776e0" style:font-style-asian="normal" style:font-style-complex="normal"/>
    </style:style>
    <style:style style:name="P7" style:family="paragraph" style:parent-style-name="Standard">
      <style:text-properties style:font-name="Contemporary" fo:font-style="normal" officeooo:rsid="0038d2dc" officeooo:paragraph-rsid="0038d2dc" style:font-style-asian="normal" style:font-style-complex="normal"/>
    </style:style>
    <style:style style:name="P8" style:family="paragraph" style:parent-style-name="Standard">
      <style:text-properties style:font-name="Contemporary" fo:font-style="normal" officeooo:rsid="004ba61e" officeooo:paragraph-rsid="004ba61e" style:font-style-asian="normal" style:font-style-complex="normal"/>
    </style:style>
    <style:style style:name="P9" style:family="paragraph" style:parent-style-name="Standard">
      <style:text-properties style:font-name="Contemporary" fo:font-style="normal" officeooo:rsid="00360aab" officeooo:paragraph-rsid="00360aab" style:font-style-asian="normal" style:font-style-complex="normal"/>
    </style:style>
    <style:style style:name="P10" style:family="paragraph" style:parent-style-name="Standard">
      <style:text-properties style:font-name="Contemporary" officeooo:rsid="00116c13" officeooo:paragraph-rsid="00116c13"/>
    </style:style>
    <style:style style:name="P11" style:family="paragraph" style:parent-style-name="Standard">
      <style:text-properties style:font-name="Contemporary" officeooo:rsid="0023e47a" officeooo:paragraph-rsid="0023e47a"/>
    </style:style>
    <style:style style:name="P12" style:family="paragraph" style:parent-style-name="Standard">
      <style:text-properties style:font-name="Contemporary" fo:font-weight="bold" officeooo:rsid="0023e47a" officeooo:paragraph-rsid="0023e47a" style:font-weight-asian="bold" style:font-weight-complex="bold"/>
    </style:style>
    <style:style style:name="P13" style:family="paragraph" style:parent-style-name="Standard">
      <style:text-properties officeooo:paragraph-rsid="00116c13"/>
    </style:style>
    <style:style style:name="T1" style:family="text">
      <style:text-properties officeooo:rsid="00138acb"/>
    </style:style>
    <style:style style:name="T2" style:family="text">
      <style:text-properties officeooo:rsid="001ea24a"/>
    </style:style>
    <style:style style:name="T3" style:family="text">
      <style:text-properties officeooo:rsid="0023e726"/>
    </style:style>
    <style:style style:name="T4" style:family="text">
      <style:text-properties style:font-name="Contemporary" officeooo:rsid="00116c13"/>
    </style:style>
    <style:style style:name="T5" style:family="text">
      <style:text-properties style:font-name="Contemporary" fo:font-style="normal" officeooo:rsid="00116c13" style:font-style-asian="normal" style:font-style-complex="normal"/>
    </style:style>
    <style:style style:name="T6" style:family="text">
      <style:text-properties style:font-name="Contemporary" fo:font-style="normal" officeooo:rsid="0013fe23" style:font-style-asian="normal" style:font-style-complex="normal"/>
    </style:style>
    <style:style style:name="T7" style:family="text">
      <style:text-properties style:font-name="Contemporary" fo:font-style="normal" officeooo:rsid="001ea24a" style:font-style-asian="normal" style:font-style-complex="normal"/>
    </style:style>
    <style:style style:name="T8" style:family="text">
      <style:text-properties style:font-name="Contemporary" fo:font-style="normal" officeooo:rsid="0021d4c2" style:font-style-asian="normal" style:font-style-complex="normal"/>
    </style:style>
    <style:style style:name="T9" style:family="text">
      <style:text-properties style:font-name="Contemporary" fo:font-style="normal" officeooo:rsid="00229333" style:font-style-asian="normal" style:font-style-complex="normal"/>
    </style:style>
    <style:style style:name="T10" style:family="text">
      <style:text-properties style:font-name="Contemporary" fo:font-style="normal" officeooo:rsid="0023e726" style:font-style-asian="normal" style:font-style-complex="normal"/>
    </style:style>
    <style:style style:name="T11" style:family="text">
      <style:text-properties style:font-name="Contemporary" officeooo:rsid="004fe7da"/>
    </style:style>
    <style:style style:name="T12" style:family="text">
      <style:text-properties style:font-name="Contemporary" officeooo:rsid="0050778c"/>
    </style:style>
    <style:style style:name="T13" style:family="text">
      <style:text-properties officeooo:rsid="0037adc8"/>
    </style:style>
    <style:style style:name="T14" style:family="text">
      <style:text-properties officeooo:rsid="004672c6"/>
    </style:style>
    <style:style style:name="T15" style:family="text">
      <style:text-properties officeooo:rsid="00544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op!_OS Setup Script Documentation</text:p>
      <text:p text:style-name="P12"/>
      <text:p text:style-name="P12">Version 1.<text:span text:style-name="T15">40</text:span></text:p>
      <text:p text:style-name="P12"/>
      <text:p text:style-name="P12">Supported Pop!_OS Versions: 20.04 LTS</text:p>
      <text:p text:style-name="P11"/>
      <text:p text:style-name="P11"/>
      <text:p text:style-name="P11"/>
      <text:p text:style-name="P10"/>
      <text:p text:style-name="P10">*Please install .deb file<text:span text:style-name="T1">s</text:span> <text:span text:style-name="T2">and files using other types of installation formats using files </text:span>manually.</text:p>
      <text:p text:style-name="P10"/>
      <text:p text:style-name="P13"><text:span text:style-name="T4">*Please copy </text:span><text:span text:style-name="T11">the TTF</text:span><text:span text:style-name="T4"> </text:span><text:span text:style-name="T11">Essential Font Pack</text:span><text:span text:style-name="T12"> </text:span><text:span text:style-name="T11">from Extras </text:span><text:span text:style-name="T4">into “/</text:span><text:span text:style-name="T5">usr/share/fonts</text:span><text:span text:style-name="T6">”</text:span><text:span text:style-name="T7"> </text:span><text:span text:style-name="T8">Use “sudo nautilus” to open the file manager as root. This is required to perform these actions </text:span><text:span text:style-name="T9">as </text:span><text:span text:style-name="T10">this is</text:span><text:span text:style-name="T9"> modifying files on the system level</text:span><text:span text:style-name="T8">.</text:span></text:p>
      <text:p text:style-name="P5"/>
      <text:p text:style-name="P6">*Backup of home folder is for files <text:span text:style-name="T3">only</text:span>. Settings must be set manually. <text:span text:style-name="T3">There are only some special case exceptions to this.</text:span></text:p>
      <text:p text:style-name="P6"/>
      <text:p text:style-name="P1">Keyboard Shortcuts:</text:p>
      <text:p text:style-name="P7">Change “Settings” to “Super+I”</text:p>
      <text:p text:style-name="P8">Change “Toggle Fullscreen Mode” to “Super+F11”</text:p>
      <text:p text:style-name="P9">Add shortcut to open “<text:span text:style-name="T13">gnome-system-monitor</text:span>” with “Super+Backspace”</text:p>
      <text:p text:style-name="P8">Refer to image for media controls on desktop keyboards.</text:p>
      <text:p text:style-name="P4"/>
      <text:p text:style-name="P3">*Please add yourself to “vboxuse<text:span text:style-name="T2">rs” using “sudo usermod -a -G vboxusers $USER” and </text:span>then reboot.</text:p>
      <text:p text:style-name="P3"/>
      <text:p text:style-name="P2">Setup Firewa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ontemporary" svg:font-family="Contempora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20:35:54.426496164</meta:creation-date>
    <dc:date>2020-08-27T08:50:34.044099183</dc:date>
    <meta:editing-duration>PT4H17M51S</meta:editing-duration>
    <meta:editing-cycles>64</meta:editing-cycles>
    <meta:generator>LibreOffice/6.3.6.2$Linux_X86_64 LibreOffice_project/30$Build-2</meta:generator>
    <meta:document-statistic meta:table-count="0" meta:image-count="0" meta:object-count="0" meta:page-count="1" meta:paragraph-count="13" meta:word-count="130" meta:character-count="853" meta:non-whitespace-character-count="736"/>
  </office:meta>
</office:document-meta>
</file>